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3c7151"/>
    </style:style>
    <style:style style:name="P2" style:family="paragraph" style:parent-style-name="Standard" style:list-style-name="L1">
      <style:text-properties officeooo:rsid="00335ffc" officeooo:paragraph-rsid="003c7151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06bc31" officeooo:paragraph-rsid="0006bc31"/>
    </style:style>
    <style:style style:name="P8" style:family="paragraph" style:parent-style-name="Standard" style:list-style-name="L1">
      <style:text-properties officeooo:rsid="00189672" officeooo:paragraph-rsid="00193c77"/>
    </style:style>
    <style:style style:name="P9" style:family="paragraph" style:parent-style-name="Standard" style:list-style-name="L1">
      <style:text-properties officeooo:rsid="00380eb7" officeooo:paragraph-rsid="00380eb7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style:style style:name="T2" style:family="text">
      <style:text-properties officeooo:rsid="00380e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3">Sort events like HW8</text:p>
        </text:list-item>
        <text:list-item>
          <text:p text:style-name="P4">Update the background color for the ticket status on the details tab</text:p>
        </text:list-item>
        <text:list-item>
          <text:p text:style-name="P6">Make the event title marquee</text:p>
        </text:list-item>
        <text:list-item>
          <text:p text:style-name="P4">Make category rows disappear when they don't find legitimate data</text:p>
        </text:list-item>
        <text:list-item>
          <text:p text:style-name="P7">Add rounded corners to boxes</text:p>
        </text:list-item>
        <text:list-item>
          <text:p text:style-name="P8">Update time to AM/PM</text:p>
        </text:list-item>
        <text:list-item>
          <text:p text:style-name="P9">Delete unused comment code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1:19:26.077000000</dc:date>
    <meta:editing-duration>PT13H26M34S</meta:editing-duration>
    <meta:editing-cycles>5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91" meta:character-count="471" meta:non-whitespace-character-count="403"/>
  </office:meta>
</office:document-meta>
</file>